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04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57.07mm"/>
    </style:style>
    <style:style style:name="ro1" style:family="table-row">
      <style:table-row-properties style:row-height="7.55mm" fo:break-before="auto" style:use-optimal-row-height="true"/>
    </style:style>
    <style:style style:name="ro2" style:family="table-row">
      <style:table-row-properties style:row-height="22.82mm" fo:break-before="auto" style:use-optimal-row-height="true"/>
    </style:style>
    <style:style style:name="ro3" style:family="table-row">
      <style:table-row-properties style:row-height="11.31mm" fo:break-before="auto" style:use-optimal-row-height="true"/>
    </style:style>
    <style:style style:name="ro4" style:family="table-row">
      <style:table-row-properties style:row-height="15.13mm" fo:break-before="auto" style:use-optimal-row-height="true"/>
    </style:style>
    <style:style style:name="ro5" style:family="table-row">
      <style:table-row-properties style:row-height="18.98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>
      <style:table-cell-properties style:text-align-source="fix" style:repeat-content="false" fo:padding="1.99mm" style:vertical-align="top"/>
      <style:paragraph-properties fo:text-align="start"/>
      <style:text-properties fo:font-weight="bold" style:font-weight-asian="bold" style:font-weight-complex="bold"/>
    </style:style>
    <style:style style:name="ce2" style:family="table-cell" style:parent-style-name="Default" style:data-style-name="N84">
      <style:table-cell-properties style:text-align-source="fix" style:repeat-content="false" fo:padding="1.99mm" style:vertical-align="top"/>
      <style:paragraph-properties fo:text-align="start"/>
    </style:style>
    <style:style style:name="ce3" style:family="table-cell" style:parent-style-name="Default" style:data-style-name="N100">
      <style:table-cell-properties style:text-align-source="fix" style:repeat-content="false" fo:padding="1.99mm" style:vertical-align="top"/>
      <style:paragraph-properties fo:text-align="start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 fo:padding="1.99mm" style:vertical-align="top"/>
      <style:paragraph-properties fo:text-align="start"/>
    </style:style>
    <style:style style:name="ce5" style:family="table-cell" style:parent-style-name="Default">
      <style:table-cell-properties style:text-align-source="fix" style:repeat-content="false" fo:padding="1.99mm" style:vertical-align="top"/>
      <style:paragraph-properties fo:text-align="star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padding="1.99mm" style:vertical-align="top"/>
      <style:paragraph-properties fo:text-align="start"/>
    </style:style>
    <style:style style:name="ce7" style:family="table-cell" style:parent-style-name="Default" style:data-style-name="N100">
      <style:table-cell-properties style:text-align-source="fix" style:repeat-content="false" fo:wrap-option="wrap" fo:padding="1.99mm" style:vertical-align="top"/>
      <style:paragraph-properties fo:text-align="start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 fo:wrap-option="wrap" fo:padding="1.99mm" style:vertical-align="top"/>
      <style:paragraph-properties fo:text-align="star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number-columns-repeated="4" table:default-cell-style-name="ce6"/>
        <table:table-column table:style-name="co4" table:default-cell-style-name="ce8"/>
        <table:table-column table:style-name="co3" table:number-columns-repeated="1016" table:default-cell-style-name="ce6"/>
        <table:table-row table:style-name="ro1">
          <table:table-cell table:style-name="ce1" office:value-type="string" calcext:value-type="string">
            <text:p>date</text:p>
          </table:table-cell>
          <table:table-cell table:style-name="ce3" office:value-type="string" calcext:value-type="string">
            <text:p>service</text:p>
          </table:table-cell>
          <table:table-cell table:style-name="ce5" office:value-type="string" calcext:value-type="string">
            <text:p>limited</text:p>
          </table:table-cell>
          <table:table-cell table:style-name="ce5" office:value-type="string" calcext:value-type="string">
            <text:p>beta</text:p>
          </table:table-cell>
          <table:table-cell table:style-name="ce5" office:value-type="string" calcext:value-type="string">
            <text:p>ga</text:p>
          </table:table-cell>
          <table:table-cell table:style-name="ce5" office:value-type="string" calcext:value-type="string">
            <text:p>accurate</text:p>
          </table:table-cell>
          <table:table-cell table:style-name="ce7" office:value-type="string" calcext:value-type="string">
            <text:p>description</text:p>
          </table:table-cell>
          <table:table-cell table:style-name="ce5" table:number-columns-repeated="1016"/>
        </table:table-row>
        <table:table-row table:style-name="ro2">
          <table:table-cell office:value-type="date" office:date-value="2004-10-04" calcext:value-type="date">
            <text:p>2004-10-04</text:p>
          </table:table-cell>
          <table:table-cell office:value-type="string" calcext:value-type="string">
            <text:p>alex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nouncement <text:a xlink:href="http://aws.amazon.com/about-aws/whats-new/2004/10/04/introducing-the-alexa-web-information-service/" xlink:type="simple">http://aws.amazon.com/about-aws/whats-new/2004/10/04/introducing-the-alexa-web-information-service/</text:a> doesn't state beta, and earliest product page accessible <text:a xlink:href="https://web.archive.org/web/20060223102040/http://www.amazon.com/gp/browse.html?node=12782661" xlink:type="simple">https://web.archive.org/web/20060223102040/http://www.amazon.com/gp/browse.html?node=12782661</text:a> also doesn't state beta (GA). Since no contradictory information, assume GA on release.</text:p>
          </table:table-cell>
          <table:table-cell table:number-columns-repeated="1016"/>
        </table:table-row>
        <table:table-row table:style-name="ro1">
          <table:table-cell office:value-type="date" office:date-value="2004-11-03" calcext:value-type="date">
            <text:p>2004-11-03</text:p>
          </table:table-cell>
          <table:table-cell office:value-type="string" calcext:value-type="string">
            <text:p>sq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4/11/03/introducing-the-amazon-simple-queue-service/" xlink:type="simple">http://aws.amazon.com/about-aws/whats-new/2004/11/03/introducing-the-amazon-simple-queue-service/</text:a></text:p>
          </table:table-cell>
          <table:table-cell table:number-columns-repeated="1016"/>
        </table:table-row>
        <table:table-row table:style-name="ro3">
          <table:table-cell office:value-type="date" office:date-value="2005-11-02" calcext:value-type="date">
            <text:p>2005-11-02</text:p>
          </table:table-cell>
          <table:table-cell office:value-type="string" calcext:value-type="string">
            <text:p>mtur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5/11/02/announcing-amazon-mechanical-turk/" xlink:type="simple">http://aws.amazon.com/about-aws/whats-new/2005/11/02/announcing-amazon-mechanical-turk/</text:a></text:p>
            <text:p><text:a xlink:href="https://web.archive.org/web/20061130060735/http://www.amazon.com/Mechanical-Turk-AWS-home-page/b?ie=UTF8&amp;node=15879911" xlink:type="simple">https://web.archive.org/web/20061130060735/http://www.amazon.com/Mechanical-Turk-AWS-home-page/b?ie=UTF8&amp;node=15879911</text:a></text:p>
          </table:table-cell>
          <table:table-cell table:number-columns-repeated="1016"/>
        </table:table-row>
        <table:table-row table:style-name="ro3">
          <table:table-cell office:value-type="date" office:date-value="2006-03-13" calcext:value-type="date">
            <text:p>2006-03-13</text:p>
          </table:table-cell>
          <table:table-cell office:value-type="string" calcext:value-type="string">
            <text:p>s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6/03/13/announcing-amazon-s3---simple-storage-service/" xlink:type="simple">http://aws.amazon.com/about-aws/whats-new/2006/03/13/announcing-amazon-s3---simple-storage-service/</text:a></text:p>
            <text:p><text:a xlink:href="https://web.archive.org/web/20061124021750/http://www.amazon.com/S3-AWS-home-page-Money/b?ie=UTF8&amp;node=16427261" xlink:type="simple">https://web.archive.org/web/20061124021750/http://www.amazon.com/S3-AWS-home-page-Money/b?ie=UTF8&amp;node=16427261</text:a></text:p>
          </table:table-cell>
          <table:table-cell table:number-columns-repeated="1016"/>
        </table:table-row>
        <table:table-row table:style-name="ro1">
          <table:table-cell office:value-type="date" office:date-value="2006-07-11" calcext:value-type="date">
            <text:p>2006-07-11</text:p>
          </table:table-cell>
          <table:table-cell office:value-type="string" calcext:value-type="string">
            <text:p>sq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6/07/11/amazon-simple-queue-service-amazon-sqs-now-generally-available/" xlink:type="simple">http://aws.amazon.com/about-aws/whats-new/2006/07/11/amazon-simple-queue-service-amazon-sqs-now-generally-available/</text:a></text:p>
          </table:table-cell>
          <table:table-cell table:number-columns-repeated="1016"/>
        </table:table-row>
        <table:table-row table:style-name="ro1">
          <table:table-cell office:value-type="date" office:date-value="2006-08-24" calcext:value-type="date">
            <text:p>2006-08-24</text:p>
          </table:table-cell>
          <table:table-cell office:value-type="string" calcext:value-type="string">
            <text:p>ec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6/08/24/announcing-amazon-elastic-compute-cloud-amazon-ec2---beta/" xlink:type="simple">http://aws.amazon.com/about-aws/whats-new/2006/08/24/announcing-amazon-elastic-compute-cloud-amazon-ec2---beta/</text:a></text:p>
          </table:table-cell>
          <table:table-cell table:number-columns-repeated="1016"/>
        </table:table-row>
        <table:table-row table:style-name="ro1">
          <table:table-cell office:value-type="date" office:date-value="2007-08-02" calcext:value-type="date">
            <text:p>2007-08-02</text:p>
          </table:table-cell>
          <table:table-cell office:value-type="string" calcext:value-type="string">
            <text:p>fp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7/08/02/amazon-flexible-payments-service-amazon-fps---limited-beta/" xlink:type="simple">http://aws.amazon.com/about-aws/whats-new/2007/08/02/amazon-flexible-payments-service-amazon-fps---limited-beta/</text:a></text:p>
          </table:table-cell>
          <table:table-cell table:number-columns-repeated="1016"/>
        </table:table-row>
        <table:table-row table:style-name="ro3">
          <table:table-cell office:value-type="date" office:date-value="2007-12-13" calcext:value-type="date">
            <text:p>2007-12-13</text:p>
          </table:table-cell>
          <table:table-cell office:value-type="string" calcext:value-type="string">
            <text:p>simpled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7/12/13/announcing-amazon-simpledb-limited-beta" xlink:type="simple">http://aws.amazon.com/about-aws/whats-new/2007/12/13/announcing-amazon-simpledb-limited-beta</text:a></text:p>
            <text:p><text:a xlink:href="https://web.archive.org/web/20071216150414/http://www.amazon.com/b?ie=UTF8&amp;node=393699011&amp;me=A36L942TSJ2AJA#sdb10" xlink:type="simple">https://web.archive.org/web/20071216150414/http://www.amazon.com/b?ie=UTF8&amp;node=393699011&amp;me=A36L942TSJ2AJA#sdb10</text:a></text:p>
          </table:table-cell>
          <table:table-cell table:number-columns-repeated="1016"/>
        </table:table-row>
        <table:table-row table:style-name="ro3">
          <table:table-cell office:value-type="date" office:date-value="2008-03-27" calcext:value-type="date">
            <text:p>2008-03-27</text:p>
          </table:table-cell>
          <table:table-cell office:value-type="string" calcext:value-type="string">
            <text:p>ec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8/03/26/announcing-elastic-ip-addresses-and-availability-zones-for-amazon-ec2/" xlink:type="simple">http://aws.amazon.com/about-aws/whats-new/2008/03/26/announcing-elastic-ip-addresses-and-availability-zones-for-amazon-ec2/</text:a> </text:p>
          </table:table-cell>
          <table:table-cell table:number-columns-repeated="1016"/>
        </table:table-row>
        <table:table-row table:style-name="ro4">
          <table:table-cell office:value-type="date" office:date-value="2008-08-20" calcext:value-type="date">
            <text:p>2008-08-20</text:p>
          </table:table-cell>
          <table:table-cell office:value-type="string" calcext:value-type="string">
            <text:p>eb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8/08/20/amazon-elastic-block-store-now-available/" xlink:type="simple">http://aws.amazon.com/about-aws/whats-new/2008/08/20/amazon-elastic-block-store-now-available/</text:a></text:p>
            <text:p><text:a xlink:href="https://web.archive.org/web/20081004222031/http://aws.amazon.com/ebs/" xlink:type="simple">https://web.archive.org/web/20081004222031/http://aws.amazon.com/ebs/</text:a> shows no beta, so assume ga at this time</text:p>
          </table:table-cell>
          <table:table-cell table:number-columns-repeated="1016"/>
        </table:table-row>
        <table:table-row table:style-name="ro4">
          <table:table-cell office:value-type="date" office:date-value="2008-11-18" calcext:value-type="date">
            <text:p>2008-11-18</text:p>
          </table:table-cell>
          <table:table-cell office:value-type="string" calcext:value-type="string">
            <text:p>cloudfro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8/11/18/whats-new-cloudfront/" xlink:type="simple">http://aws.amazon.com/about-aws/whats-new/2008/11/18/whats-new-cloudfront/</text:a></text:p>
            <text:p><text:a xlink:href="https://web.archive.org/web/20081201070709/http://aws.amazon.com/cloudfront/" xlink:type="simple">https://web.archive.org/web/20081201070709/http://aws.amazon.com/cloudfront/</text:a> (2008-12-01) lists it as beta, 2010-11-09 announced as ga, so this is beta.</text:p>
          </table:table-cell>
          <table:table-cell table:number-columns-repeated="1016"/>
        </table:table-row>
        <table:table-row table:style-name="ro3">
          <table:table-cell office:value-type="date" office:date-value="2008-12-01" calcext:value-type="date">
            <text:p>2008-12-01</text:p>
          </table:table-cell>
          <table:table-cell office:value-type="string" calcext:value-type="string">
            <text:p>simpled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8/12/01/amazon-simpledb-now-in-unlimited-beta/" xlink:type="simple">http://aws.amazon.com/about-aws/whats-new/2008/12/01/amazon-simpledb-now-in-unlimited-beta/</text:a> </text:p>
          </table:table-cell>
          <table:table-cell table:number-columns-repeated="1016"/>
        </table:table-row>
        <table:table-row table:style-name="ro3">
          <table:table-cell office:value-type="date" office:date-value="2009-01-08" calcext:value-type="date">
            <text:p>2009-01-08</text:p>
          </table:table-cell>
          <table:table-cell office:value-type="string" calcext:value-type="string">
            <text:p>management-conso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9/01/08/announcing-the-aws-management-console/" xlink:type="simple">http://aws.amazon.com/about-aws/whats-new/2009/01/08/announcing-the-aws-management-console/</text:a> </text:p>
          </table:table-cell>
          <table:table-cell table:number-columns-repeated="1016"/>
        </table:table-row>
        <table:table-row table:style-name="ro3">
          <table:table-cell office:value-type="date" office:date-value="2009-02-05" calcext:value-type="date">
            <text:p>2009-02-05</text:p>
          </table:table-cell>
          <table:table-cell office:value-type="string" calcext:value-type="string">
            <text:p>fp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9/02/05/amazon-fps-exits-beta-and-announces-limited-time-free-payment-processing/" xlink:type="simple">http://aws.amazon.com/about-aws/whats-new/2009/02/05/amazon-fps-exits-beta-and-announces-limited-time-free-payment-processing/</text:a> </text:p>
          </table:table-cell>
          <table:table-cell table:number-columns-repeated="1016"/>
        </table:table-row>
        <table:table-row table:style-name="ro3">
          <table:table-cell office:value-type="date" office:date-value="2009-04-02" calcext:value-type="date">
            <text:p>2009-04-02</text:p>
          </table:table-cell>
          <table:table-cell office:value-type="string" calcext:value-type="string">
            <text:p>em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9/04/02/announcing-amazon-elastic-mapreduce/" xlink:type="simple">http://aws.amazon.com/about-aws/whats-new/2009/04/02/announcing-amazon-elastic-mapreduce/</text:a></text:p>
            <text:p><text:a xlink:href="https://web.archive.org/web/20090403074643/http://aws.amazon.com/elasticmapreduce/" xlink:type="simple">https://web.archive.org/web/20090403074643/http://aws.amazon.com/elasticmapreduce/</text:a></text:p>
          </table:table-cell>
          <table:table-cell table:number-columns-repeated="1016"/>
        </table:table-row>
        <table:table-row table:style-name="ro3">
          <table:table-cell office:value-type="date" office:date-value="2009-04-17" calcext:value-type="date">
            <text:p>2009-04-17</text:p>
          </table:table-cell>
          <table:table-cell office:value-type="string" calcext:value-type="string">
            <text:p>cloudwat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9/04/15/amazon-ec2-reserved-instances-now-available-in-europe/" xlink:type="simple">http://aws.amazon.com/about-aws/whats-new/2009/04/15/amazon-ec2-reserved-instances-now-available-in-europe/</text:a></text:p>
            <text:p><text:a xlink:href="https://web.archive.org/web/20090520151437/http://aws.amazon.com/cloudwatch/" xlink:type="simple">https://web.archive.org/web/20090520151437/http://aws.amazon.com/cloudwatch/</text:a></text:p>
          </table:table-cell>
          <table:table-cell table:number-columns-repeated="1016"/>
        </table:table-row>
        <table:table-row table:style-name="ro1">
          <table:table-cell office:value-type="date" office:date-value="2009-05-17" calcext:value-type="date">
            <text:p>2009-05-17</text:p>
          </table:table-cell>
          <table:table-cell office:value-type="string" calcext:value-type="string">
            <text:p>elb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9/05/17/monitoring-auto-scaling-elastic-load-balancing/" xlink:type="simple">http://aws.amazon.com/about-aws/whats-new/2009/05/17/monitoring-auto-scaling-elastic-load-balancing/</text:a></text:p>
          </table:table-cell>
          <table:table-cell table:number-columns-repeated="1016"/>
        </table:table-row>
        <table:table-row table:style-name="ro3">
          <table:table-cell office:value-type="date" office:date-value="2009-05-17" calcext:value-type="date">
            <text:p>2009-05-17</text:p>
          </table:table-cell>
          <table:table-cell office:value-type="string" calcext:value-type="string">
            <text:p>autoscalin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9/05/17/monitoring-auto-scaling-elastic-load-balancing/" xlink:type="simple">http://aws.amazon.com/about-aws/whats-new/2009/05/17/monitoring-auto-scaling-elastic-load-balancing/</text:a> </text:p>
          </table:table-cell>
          <table:table-cell table:number-columns-repeated="1016"/>
        </table:table-row>
        <table:table-row table:style-name="ro3">
          <table:table-cell office:value-type="date" office:date-value="2009-05-20" calcext:value-type="date">
            <text:p>2009-05-20</text:p>
          </table:table-cell>
          <table:table-cell office:value-type="string" calcext:value-type="string">
            <text:p>import-expor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9/05/20/AWS-Import-Export/" xlink:type="simple">http://aws.amazon.com/about-aws/whats-new/2009/05/20/AWS-Import-Export/</text:a></text:p>
            <text:p><text:a xlink:href="https://web.archive.org/web/20090523210131/http://aws.amazon.com/importexport" xlink:type="simple">https://web.archive.org/web/20090523210131/http://aws.amazon.com/importexport</text:a></text:p>
          </table:table-cell>
          <table:table-cell table:number-columns-repeated="1016"/>
        </table:table-row>
        <table:table-row table:style-name="ro5">
          <table:table-cell office:value-type="date" office:date-value="2009-07-07" calcext:value-type="date">
            <text:p>2009-07-07</text:p>
          </table:table-cell>
          <table:table-cell office:value-type="string" calcext:value-type="string">
            <text:p>management-conso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nouncement clearly states management-console is in beta (<text:a xlink:href="http://aws.amazon.com/about-aws/whats-new/2009/01/08/announcing-the-aws-management-console/" xlink:type="simple">http://aws.amazon.com/about-aws/whats-new/2009/01/08/announcing-the-aws-management-console/</text:a>) but there is no announcement of it going GA. 2009-07-07 is already GA (<text:a xlink:href="https://web.archive.org/web/20090707115644/http://aws.amazon.com/console" xlink:type="simple">https://web.archive.org/web/20090707115644/http://aws.amazon.com/console</text:a>).</text:p>
          </table:table-cell>
          <table:table-cell table:number-columns-repeated="1016"/>
        </table:table-row>
        <table:table-row table:style-name="ro3">
          <table:table-cell office:value-type="date" office:date-value="2009-08-13" calcext:value-type="date">
            <text:p>2009-08-13</text:p>
          </table:table-cell>
          <table:table-cell office:value-type="string" calcext:value-type="string">
            <text:p>import-expor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9/08/13/AWS-Import-Export-Unlimited-Beta/" xlink:type="simple">http://aws.amazon.com/about-aws/whats-new/2009/08/13/AWS-Import-Export-Unlimited-Beta/</text:a></text:p>
            <text:p/>
          </table:table-cell>
          <table:table-cell table:number-columns-repeated="1016"/>
        </table:table-row>
        <table:table-row table:style-name="ro4">
          <table:table-cell office:value-type="date" office:date-value="2009-08-26" calcext:value-type="date">
            <text:p>2009-08-26</text:p>
          </table:table-cell>
          <table:table-cell office:value-type="string" calcext:value-type="string">
            <text:p>vp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9/08/26/introducing-amazon-virtual-private-cloud/" xlink:type="simple">http://aws.amazon.com/about-aws/whats-new/2009/08/26/introducing-amazon-virtual-private-cloud/</text:a></text:p>
            <text:p><text:a xlink:href="https://web.archive.org/web/20090828045347/http://aws.amazon.com/vpc/" xlink:type="simple">https://web.archive.org/web/20090828045347/http://aws.amazon.com/vpc/</text:a> from 2009-08-28 mentions limited beta.</text:p>
          </table:table-cell>
          <table:table-cell table:number-columns-repeated="1016"/>
        </table:table-row>
        <table:table-row table:style-name="ro4">
          <table:table-cell office:value-type="date" office:date-value="2009-10-22" calcext:value-type="date">
            <text:p>2009-10-22</text:p>
          </table:table-cell>
          <table:table-cell office:value-type="string" calcext:value-type="string">
            <text:p>autoscalin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separate announcement, is in beta 2009-09-07 (<text:a xlink:href="https://web.archive.org/web/20090907172843/http://aws.amazon.com/autoscaling/" xlink:type="simple">https://web.archive.org/web/20090907172843/http://aws.amazon.com/autoscaling/</text:a>) <text:s/>and GA 2009-10-22 (<text:a xlink:href="https://web.archive.org/web/20091022191748/http://aws.amazon.com/autoscaling/" xlink:type="simple">https://web.archive.org/web/20091022191748/http://aws.amazon.com/autoscaling/</text:a>).</text:p>
          </table:table-cell>
          <table:table-cell table:number-columns-repeated="1016"/>
        </table:table-row>
        <table:table-row table:style-name="ro1">
          <table:table-cell office:value-type="date" office:date-value="2009-10-27" calcext:value-type="date">
            <text:p>2009-10-27</text:p>
          </table:table-cell>
          <table:table-cell office:value-type="string" calcext:value-type="string">
            <text:p>rd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9/10/27/introducing-amazon-relational-database-service/" xlink:type="simple">http://aws.amazon.com/about-aws/whats-new/2009/10/27/introducing-amazon-relational-database-service/</text:a></text:p>
          </table:table-cell>
          <table:table-cell table:number-columns-repeated="1016"/>
        </table:table-row>
        <table:table-row table:style-name="ro5">
          <table:table-cell office:value-type="date" office:date-value="2009-12-08" calcext:value-type="date">
            <text:p>2009-12-08</text:p>
          </table:table-cell>
          <table:table-cell office:value-type="string" calcext:value-type="string">
            <text:p>em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known announcements. 2009-10-08 is in beta (<text:a xlink:href="https://web.archive.org/web/20091008130229/http://aws.amazon.com/elasticmapreduce/" xlink:type="simple">https://web.archive.org/web/20091008130229/http://aws.amazon.com/elasticmapreduce/</text:a>) and 2009-12-08 is GA (<text:a xlink:href="https://web.archive.org/web/20091208104334/http://aws.amazon.com/elasticmapreduce/" xlink:type="simple">https://web.archive.org/web/20091208104334/http://aws.amazon.com/elasticmapreduce/</text:a>)</text:p>
          </table:table-cell>
          <table:table-cell table:number-columns-repeated="1016"/>
        </table:table-row>
        <table:table-row table:style-name="ro1">
          <table:table-cell office:value-type="date" office:date-value="2009-12-14" calcext:value-type="date">
            <text:p>2009-12-14</text:p>
          </table:table-cell>
          <table:table-cell office:value-type="string" calcext:value-type="string">
            <text:p>vp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09/12/14/amazon-virtual-private-cloud-enters-unlimited-beta/" xlink:type="simple">http://aws.amazon.com/about-aws/whats-new/2009/12/14/amazon-virtual-private-cloud-enters-unlimited-beta/</text:a></text:p>
          </table:table-cell>
          <table:table-cell table:number-columns-repeated="1016"/>
        </table:table-row>
        <table:table-row table:style-name="ro1">
          <table:table-cell office:value-type="date" office:date-value="2010-04-07" calcext:value-type="date">
            <text:p>2010-04-07</text:p>
          </table:table-cell>
          <table:table-cell office:value-type="string" calcext:value-type="string">
            <text:p>s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0/04/07/announcing-amazon-simple-notification-service/" xlink:type="simple">http://aws.amazon.com/about-aws/whats-new/2010/04/07/announcing-amazon-simple-notification-service/</text:a></text:p>
          </table:table-cell>
          <table:table-cell table:number-columns-repeated="1016"/>
        </table:table-row>
        <table:table-row table:style-name="ro1">
          <table:table-cell office:value-type="date" office:date-value="2010-06-10" calcext:value-type="date">
            <text:p>2010-06-10</text:p>
          </table:table-cell>
          <table:table-cell office:value-type="string" calcext:value-type="string">
            <text:p>import-expor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0/06/10/aws-importexport-exits-beta-and-announces-web-service-support/" xlink:type="simple">http://aws.amazon.com/about-aws/whats-new/2010/06/10/aws-importexport-exits-beta-and-announces-web-service-support/</text:a></text:p>
          </table:table-cell>
          <table:table-cell table:number-columns-repeated="1016"/>
        </table:table-row>
        <table:table-row table:style-name="ro1">
          <table:table-cell office:value-type="date" office:date-value="2010-09-02" calcext:value-type="date">
            <text:p>2010-09-02</text:p>
          </table:table-cell>
          <table:table-cell office:value-type="string" calcext:value-type="string">
            <text:p>ia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0/09/02/announcing-aws-identity-and-access-management-iam-preview-beta/" xlink:type="simple">http://aws.amazon.com/about-aws/whats-new/2010/09/02/announcing-aws-identity-and-access-management-iam-preview-beta/</text:a></text:p>
          </table:table-cell>
          <table:table-cell table:number-columns-repeated="1016"/>
        </table:table-row>
        <table:table-row table:style-name="ro1">
          <table:table-cell office:value-type="date" office:date-value="2010-11-09" calcext:value-type="date">
            <text:p>2010-11-09</text:p>
          </table:table-cell>
          <table:table-cell office:value-type="string" calcext:value-type="string">
            <text:p>cloudfro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0/11/09/cloudfront-adds-support-for-custom-origins-and-sla/" xlink:type="simple">http://aws.amazon.com/about-aws/whats-new/2010/11/09/cloudfront-adds-support-for-custom-origins-and-sla/</text:a></text:p>
          </table:table-cell>
          <table:table-cell table:number-columns-repeated="1016"/>
        </table:table-row>
        <table:table-row table:style-name="ro1">
          <table:table-cell office:value-type="date" office:date-value="2010-12-06" calcext:value-type="date">
            <text:p>2010-12-06</text:p>
          </table:table-cell>
          <table:table-cell office:value-type="string" calcext:value-type="string">
            <text:p>route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0/12/06/announcing-amazon-route-53-dns-service/" xlink:type="simple">http://aws.amazon.com/about-aws/whats-new/2010/12/06/announcing-amazon-route-53-dns-service/</text:a></text:p>
          </table:table-cell>
          <table:table-cell table:number-columns-repeated="1016"/>
        </table:table-row>
        <table:table-row table:style-name="ro1">
          <table:table-cell office:value-type="date" office:date-value="2011-01-19" calcext:value-type="date">
            <text:p>2011-01-19</text:p>
          </table:table-cell>
          <table:table-cell office:value-type="string" calcext:value-type="string">
            <text:p>elasticbeanstal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1/01/19/introducing-aws-elastic-beanstalk-beta/" xlink:type="simple">http://aws.amazon.com/about-aws/whats-new/2011/01/19/introducing-aws-elastic-beanstalk-beta/</text:a></text:p>
          </table:table-cell>
          <table:table-cell table:number-columns-repeated="1016"/>
        </table:table-row>
        <table:table-row table:style-name="ro5">
          <table:table-cell office:value-type="date" office:date-value="2011-01-25" calcext:value-type="date">
            <text:p>2011-01-25</text:p>
          </table:table-cell>
          <table:table-cell office:value-type="string" calcext:value-type="string">
            <text:p>s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1/01/25/introducing-amazon-simple-email-service-beta/" xlink:type="simple">http://aws.amazon.com/about-aws/whats-new/2011/01/25/introducing-amazon-simple-email-service-beta/</text:a></text:p>
            <text:p>Note that although SES has multiple endpoints (see <text:a xlink:href="http://docs.aws.amazon.com/general/latest/gr/rande.html#ses_region" xlink:type="simple">http://docs.aws.amazon.com/general/latest/gr/rande.html#ses_region</text:a>) it is not region-bound in the same sense as instance-based services, thus it is listed as non-region-bound service here.</text:p>
          </table:table-cell>
          <table:table-cell table:number-columns-repeated="1016"/>
        </table:table-row>
        <table:table-row table:style-name="ro1">
          <table:table-cell office:value-type="date" office:date-value="2011-02-25" calcext:value-type="date">
            <text:p>2011-02-25</text:p>
          </table:table-cell>
          <table:table-cell office:value-type="string" calcext:value-type="string">
            <text:p>cloudform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1/02/25/introducing-aws-cloudformation/" xlink:type="simple">http://aws.amazon.com/about-aws/whats-new/2011/02/25/introducing-aws-cloudformation/</text:a></text:p>
          </table:table-cell>
          <table:table-cell table:number-columns-repeated="1016"/>
        </table:table-row>
        <table:table-row table:style-name="ro1">
          <table:table-cell office:value-type="date" office:date-value="2011-05-03" calcext:value-type="date">
            <text:p>2011-05-03</text:p>
          </table:table-cell>
          <table:table-cell office:value-type="string" calcext:value-type="string">
            <text:p>ia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1/05/03/announcing-IAM/" xlink:type="simple">http://aws.amazon.com/about-aws/whats-new/2011/05/03/announcing-IAM/</text:a></text:p>
          </table:table-cell>
          <table:table-cell table:number-columns-repeated="1016"/>
        </table:table-row>
        <table:table-row table:style-name="ro1">
          <table:table-cell office:value-type="date" office:date-value="2011-08-03" calcext:value-type="date">
            <text:p>2011-08-03</text:p>
          </table:table-cell>
          <table:table-cell office:value-type="string" calcext:value-type="string">
            <text:p>vp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1/08/03/Announcing-VPC-GA/" xlink:type="simple">http://aws.amazon.com/about-aws/whats-new/2011/08/03/Announcing-VPC-GA/</text:a></text:p>
          </table:table-cell>
          <table:table-cell table:number-columns-repeated="1016"/>
        </table:table-row>
        <table:table-row table:style-name="ro1">
          <table:table-cell office:value-type="date" office:date-value="2011-08-22" calcext:value-type="date">
            <text:p>2011-08-22</text:p>
          </table:table-cell>
          <table:table-cell office:value-type="string" calcext:value-type="string">
            <text:p>elasticac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1/08/22/announcing-amazon-elasticache/" xlink:type="simple">http://aws.amazon.com/about-aws/whats-new/2011/08/22/announcing-amazon-elasticache/</text:a></text:p>
          </table:table-cell>
          <table:table-cell table:number-columns-repeated="1016"/>
        </table:table-row>
        <table:table-row table:style-name="ro1">
          <table:table-cell office:value-type="date" office:date-value="2011-09-08" calcext:value-type="date">
            <text:p>2011-09-08</text:p>
          </table:table-cell>
          <table:table-cell office:value-type="string" calcext:value-type="string">
            <text:p>directconnec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1/08/03/Announcing-AWS-Direct-Connect/" xlink:type="simple">http://aws.amazon.com/about-aws/whats-new/2011/08/03/Announcing-AWS-Direct-Connect/</text:a> </text:p>
          </table:table-cell>
          <table:table-cell table:number-columns-repeated="1016"/>
        </table:table-row>
        <table:table-row table:style-name="ro4">
          <table:table-cell office:value-type="date" office:date-value="2012-01-18" calcext:value-type="date">
            <text:p>2012-01-18</text:p>
          </table:table-cell>
          <table:table-cell office:value-type="string" calcext:value-type="string">
            <text:p>dynamod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2/01/18/aws-announces-dynamodb/" xlink:type="simple">http://aws.amazon.com/about-aws/whats-new/2012/01/18/aws-announces-dynamodb/</text:a></text:p>
            <text:p><text:a xlink:href="https://web.archive.org/web/20120121062438/http://aws.amazon.com/DynamoDB/" xlink:type="simple">https://web.archive.org/web/20120121062438/http://aws.amazon.com/DynamoDB/</text:a> (2012-01-21) shows it is beta.</text:p>
          </table:table-cell>
          <table:table-cell table:number-columns-repeated="1016"/>
        </table:table-row>
        <table:table-row table:style-name="ro4">
          <table:table-cell office:value-type="date" office:date-value="2012-01-24" calcext:value-type="date">
            <text:p>2012-01-24</text:p>
          </table:table-cell>
          <table:table-cell office:value-type="string" calcext:value-type="string">
            <text:p>storagegatewa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2/01/24/announcing-aws-storage-gateway/" xlink:type="simple">http://aws.amazon.com/about-aws/whats-new/2012/01/24/announcing-aws-storage-gateway/</text:a></text:p>
            <text:p><text:a xlink:href="https://web.archive.org/web/20120126091431/http://aws.amazon.com/storagegateway/" xlink:type="simple">https://web.archive.org/web/20120126091431/http://aws.amazon.com/storagegateway/</text:a> <text:s/>(from 2012-01-26) shows it as beta.</text:p>
          </table:table-cell>
          <table:table-cell table:number-columns-repeated="1016"/>
        </table:table-row>
        <table:table-row table:style-name="ro4">
          <table:table-cell office:value-type="date" office:date-value="2012-02-21" calcext:value-type="date">
            <text:p>2012-02-21</text:p>
          </table:table-cell>
          <table:table-cell office:value-type="string" calcext:value-type="string">
            <text:p>sw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2/02/21/aws-announces-swf/" xlink:type="simple">http://aws.amazon.com/about-aws/whats-new/2012/02/21/aws-announces-swf/</text:a></text:p>
            <text:p><text:a xlink:href="https://web.archive.org/web/20120226035310/http://aws.amazon.com/swf/" xlink:type="simple">https://web.archive.org/web/20120226035310/http://aws.amazon.com/swf/</text:a> <text:s/>(from 2012-02-26) shows it as beta.</text:p>
          </table:table-cell>
          <table:table-cell table:number-columns-repeated="1016"/>
        </table:table-row>
        <table:table-row table:style-name="ro4">
          <table:table-cell office:value-type="date" office:date-value="2012-04-11" calcext:value-type="date">
            <text:p>2012-04-11</text:p>
          </table:table-cell>
          <table:table-cell office:value-type="string" calcext:value-type="string">
            <text:p>cloudsearc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2/04/11/aws-announces-cloudsearch/" xlink:type="simple">http://aws.amazon.com/about-aws/whats-new/2012/04/11/aws-announces-cloudsearch/</text:a></text:p>
            <text:p><text:a xlink:href="https://web.archive.org/web/20120415151803/http://aws.amazon.com/cloudsearch/" xlink:type="simple">https://web.archive.org/web/20120415151803/http://aws.amazon.com/cloudsearch/</text:a> shows it as beta.</text:p>
          </table:table-cell>
          <table:table-cell table:number-columns-repeated="1016"/>
        </table:table-row>
        <table:table-row table:style-name="ro4">
          <table:table-cell office:value-type="date" office:date-value="2012-08-20" calcext:value-type="date">
            <text:p>2012-08-20</text:p>
          </table:table-cell>
          <table:table-cell office:value-type="string" calcext:value-type="string">
            <text:p>glaci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2/08/20/announc" xlink:type="simple">http://aws.amazon.com/about-aws/whats-new/2012/08/20/announc</text:a>ing-amazon-glacier/</text:p>
            <text:p><text:a xlink:href="https://web.archive.org/web/20120824133701/http://aws.amazon.com/glacier/" xlink:type="simple">https://web.archive.org/web/20120824133701/http://aws.amazon.com/glacier/</text:a>? has no beta marked (from 2012-08-24) so assuming GA.</text:p>
          </table:table-cell>
          <table:table-cell table:number-columns-repeated="1016"/>
        </table:table-row>
        <table:table-row table:style-name="ro1">
          <table:table-cell office:value-type="date" office:date-value="2012-10-29" calcext:value-type="date">
            <text:p>2012-10-29</text:p>
          </table:table-cell>
          <table:table-cell office:value-type="string" calcext:value-type="string">
            <text:p>storagegatewa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2/10/29/aws-storage-gateway-announces-gateway-cached-volumes/" xlink:type="simple">http://aws.amazon.com/about-aws/whats-new/2012/10/29/aws-storage-gateway-announces-gateway-cached-volumes/</text:a></text:p>
          </table:table-cell>
          <table:table-cell table:number-columns-repeated="1016"/>
        </table:table-row>
        <table:table-row table:style-name="ro1">
          <table:table-cell office:value-type="date" office:date-value="2012-11-28" calcext:value-type="date">
            <text:p>2012-11-28</text:p>
          </table:table-cell>
          <table:table-cell office:value-type="string" calcext:value-type="string">
            <text:p>redshif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2/11/28/announcing-amazon-redshift/" xlink:type="simple">http://aws.amazon.com/about-aws/whats-new/2012/11/28/announcing-amazon-redshift/</text:a></text:p>
          </table:table-cell>
          <table:table-cell table:number-columns-repeated="1016"/>
        </table:table-row>
        <table:table-row table:style-name="ro1">
          <table:table-cell office:value-type="date" office:date-value="2012-12-20" calcext:value-type="date">
            <text:p>2012-12-20</text:p>
          </table:table-cell>
          <table:table-cell office:value-type="string" calcext:value-type="string">
            <text:p>datapipe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2/12/20/announcing-aws-data-pipeline/" xlink:type="simple">http://aws.amazon.com/about-aws/whats-new/2012/12/20/announcing-aws-data-pipeline/</text:a></text:p>
          </table:table-cell>
          <table:table-cell table:number-columns-repeated="1016"/>
        </table:table-row>
        <table:table-row table:style-name="ro4">
          <table:table-cell office:value-type="date" office:date-value="2012-12-30" calcext:value-type="date">
            <text:p>2012-12-30</text:p>
          </table:table-cell>
          <table:table-cell office:value-type="string" calcext:value-type="string">
            <text:p>datapipelin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known announcement of GA, service announced as beta 2012-12-20 but already on 2012-12-30 shows no beta (<text:a xlink:href="https://web.archive.org/web/20121230183006/http://aws.amazon.com/datapipeline" xlink:type="simple">https://web.archive.org/web/20121230183006/http://aws.amazon.com/datapipeline</text:a>)</text:p>
          </table:table-cell>
          <table:table-cell table:number-columns-repeated="1016"/>
        </table:table-row>
        <table:table-row table:style-name="ro4">
          <table:table-cell office:value-type="date" office:date-value="2013-01-28" calcext:value-type="date">
            <text:p>2013-01-28</text:p>
          </table:table-cell>
          <table:table-cell office:value-type="string" calcext:value-type="string">
            <text:p>elastictranscod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3/01/28/announcing-amazon-elastic-transcoder/" xlink:type="simple">http://aws.amazon.com/about-aws/whats-new/2013/01/28/announcing-amazon-elastic-transcoder/</text:a></text:p>
            <text:p><text:a xlink:href="https://web.archive.org/web/20130205001127/http://aws.amazon.com/elastictranscoder/" xlink:type="simple">https://web.archive.org/web/20130205001127/http://aws.amazon.com/elastictranscoder/</text:a> <text:s/>shows it as beta.</text:p>
          </table:table-cell>
          <table:table-cell table:number-columns-repeated="1016"/>
        </table:table-row>
        <table:table-row table:style-name="ro1">
          <table:table-cell office:value-type="date" office:date-value="2013-02-14" calcext:value-type="date">
            <text:p>2013-02-14</text:p>
          </table:table-cell>
          <table:table-cell office:value-type="string" calcext:value-type="string">
            <text:p>redshif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3/02/14/amazon-redshift-available-to-all-customers/" xlink:type="simple">http://aws.amazon.com/about-aws/whats-new/2013/02/14/amazon-redshift-available-to-all-customers/</text:a></text:p>
          </table:table-cell>
          <table:table-cell table:number-columns-repeated="1016"/>
        </table:table-row>
        <table:table-row table:style-name="ro3">
          <table:table-cell office:value-type="date" office:date-value="2013-02-18" calcext:value-type="date">
            <text:p>2013-02-18</text:p>
          </table:table-cell>
          <table:table-cell office:value-type="string" calcext:value-type="string">
            <text:p>opswork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3/02/18/announcing-aws-opsworks/" xlink:type="simple">http://aws.amazon.com/about-aws/whats-new/2013/02/18/announcing-aws-opsworks/</text:a></text:p>
            <text:p><text:a xlink:href="https://web.archive.org/web/20130221044350/http://aws.amazon.com/opsworks" xlink:type="simple">https://web.archive.org/web/20130221044350/http://aws.amazon.com/opsworks</text:a> shows as beta.</text:p>
          </table:table-cell>
          <table:table-cell table:number-columns-repeated="1016"/>
        </table:table-row>
        <table:table-row table:style-name="ro4">
          <table:table-cell office:value-type="date" office:date-value="2013-03-26" calcext:value-type="date">
            <text:p>2013-03-26</text:p>
          </table:table-cell>
          <table:table-cell office:value-type="string" calcext:value-type="string">
            <text:p>cloudhs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3/03/26/announcing-aws-cloudhsm/" xlink:type="simple">http://aws.amazon.com/about-aws/whats-new/2013/03/26/announcing-aws-cloudhsm/</text:a></text:p>
            <text:p><text:a xlink:href="https://web.archive.org/web/20130401055055/http://aws.amazon.com/cloudhsm/" xlink:type="simple">https://web.archive.org/web/20130401055055/http://aws.amazon.com/cloudhsm/</text:a> <text:s/>(2013-04-01) has no mention of beta, so assuming GA from start.</text:p>
          </table:table-cell>
          <table:table-cell table:number-columns-repeated="1016"/>
        </table:table-row>
        <table:table-row table:style-name="ro1">
          <table:table-cell office:value-type="date" office:date-value="2013-06-05" calcext:value-type="date">
            <text:p>2013-06-05</text:p>
          </table:table-cell>
          <table:table-cell office:value-type="string" calcext:value-type="string">
            <text:p>rd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3/06/05/amazon-rds-ga-sla/" xlink:type="simple">http://aws.amazon.com/about-aws/whats-new/2013/06/05/amazon-rds-ga-sla/</text:a></text:p>
          </table:table-cell>
          <table:table-cell table:number-columns-repeated="1016"/>
        </table:table-row>
        <table:table-row table:style-name="ro4">
          <table:table-cell office:value-type="date" office:date-value="2013-10-31" calcext:value-type="date">
            <text:p>2013-10-31</text:p>
          </table:table-cell>
          <table:table-cell office:value-type="string" calcext:value-type="string">
            <text:p>dynamodb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known announcement. 2013-10-24 is beta (<text:a xlink:href="https://web.archive.org/web/20131024024350/https://aws.amazon.com/dynamodb/" xlink:type="simple">https://web.archive.org/web/20131024024350/https://aws.amazon.com/dynamodb/</text:a>) <text:s/>and on 2013-10-31 is GA (<text:a xlink:href="https://web.archive.org/web/20131031051123/http://aws.amazon.com/dynamodb/" xlink:type="simple">https://web.archive.org/web/20131031051123/http://aws.amazon.com/dynamodb/</text:a>)</text:p>
          </table:table-cell>
          <table:table-cell table:number-columns-repeated="1016"/>
        </table:table-row>
        <table:table-row table:style-name="ro1">
          <table:table-cell office:value-type="date" office:date-value="2013-11-13" calcext:value-type="date">
            <text:p>2013-11-13</text:p>
          </table:table-cell>
          <table:table-cell office:value-type="string" calcext:value-type="string">
            <text:p>appstre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3/11/13/introducing-amazon-appstream/" xlink:type="simple">http://aws.amazon.com/about-aws/whats-new/2013/11/13/introducing-amazon-appstream/</text:a></text:p>
          </table:table-cell>
          <table:table-cell table:number-columns-repeated="1016"/>
        </table:table-row>
        <table:table-row table:style-name="ro1">
          <table:table-cell office:value-type="date" office:date-value="2013-11-13" calcext:value-type="date">
            <text:p>2013-11-13</text:p>
          </table:table-cell>
          <table:table-cell office:value-type="string" calcext:value-type="string">
            <text:p>workspac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3/11/13/introducing-amazon-workspaces/" xlink:type="simple">http://aws.amazon.com/about-aws/whats-new/2013/11/13/introducing-amazon-workspaces/</text:a></text:p>
          </table:table-cell>
          <table:table-cell table:number-columns-repeated="1016"/>
        </table:table-row>
        <table:table-row table:style-name="ro1">
          <table:table-cell office:value-type="date" office:date-value="2013-11-13" calcext:value-type="date">
            <text:p>2013-11-13</text:p>
          </table:table-cell>
          <table:table-cell office:value-type="string" calcext:value-type="string">
            <text:p>kines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3/11/14/introducing-amazon-kinesis/" xlink:type="simple">http://aws.amazon.com/about-aws/whats-new/2013/11/14/introducing-amazon-kinesis/</text:a></text:p>
          </table:table-cell>
          <table:table-cell table:number-columns-repeated="1016"/>
        </table:table-row>
        <table:table-row table:style-name="ro1">
          <table:table-cell office:value-type="date" office:date-value="2013-11-13" calcext:value-type="date">
            <text:p>2013-11-13</text:p>
          </table:table-cell>
          <table:table-cell office:value-type="string" calcext:value-type="string">
            <text:p>cloudtrail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3/11/13/announcing-aws-cloudtrail/" xlink:type="simple">http://aws.amazon.com/about-aws/whats-new/2013/11/13/announcing-aws-cloudtrail/</text:a></text:p>
          </table:table-cell>
          <table:table-cell table:number-columns-repeated="1016"/>
        </table:table-row>
        <table:table-row table:style-name="ro4">
          <table:table-cell office:value-type="date" office:date-value="2013-12-13" calcext:value-type="date">
            <text:p>2013-12-13</text:p>
          </table:table-cell>
          <table:table-cell office:value-type="string" calcext:value-type="string">
            <text:p>sw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 known announcement. 2012-12-06 is in beta (<text:a xlink:href="https://web.archive.org/web/20131206041030/https://aws.amazon.com/swf/" xlink:type="simple">https://web.archive.org/web/20131206041030/https://aws.amazon.com/swf/</text:a>) and on 2012-12-13 in GA (<text:a xlink:href="https://web.archive.org/web/20131213062247/http://aws.amazon.com/swf/" xlink:type="simple">https://web.archive.org/web/20131213062247/http://aws.amazon.com/swf/</text:a>)</text:p>
          </table:table-cell>
          <table:table-cell table:number-columns-repeated="1016"/>
        </table:table-row>
        <table:table-row table:style-name="ro1">
          <table:table-cell office:value-type="date" office:date-value="2013-12-16" calcext:value-type="date">
            <text:p>2013-12-16</text:p>
          </table:table-cell>
          <table:table-cell office:value-type="string" calcext:value-type="string">
            <text:p>kinesi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3/12/16/amazon-kinesis-available-for-all-customers/" xlink:type="simple">http://aws.amazon.com/about-aws/whats-new/2013/12/16/amazon-kinesis-available-for-all-customers/</text:a></text:p>
          </table:table-cell>
          <table:table-cell table:number-columns-repeated="1016"/>
        </table:table-row>
        <table:table-row table:style-name="ro1">
          <table:table-cell office:value-type="date" office:date-value="2014-03-12" calcext:value-type="date">
            <text:p>2014-03-12</text:p>
          </table:table-cell>
          <table:table-cell office:value-type="string" calcext:value-type="string">
            <text:p>appstrea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4/03/12/amazon-appstream-available-to-all-customers/" xlink:type="simple">http://aws.amazon.com/about-aws/whats-new/2014/03/12/amazon-appstream-available-to-all-customers/</text:a></text:p>
          </table:table-cell>
          <table:table-cell table:number-columns-repeated="1016"/>
        </table:table-row>
        <table:table-row table:style-name="ro1">
          <table:table-cell office:value-type="date" office:date-value="2014-03-26" calcext:value-type="date">
            <text:p>2014-03-26</text:p>
          </table:table-cell>
          <table:table-cell office:value-type="string" calcext:value-type="string">
            <text:p>workspace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http://aws.amazon.com/about-aws/whats-new/2014/03/26/amazon-workspaces-available-for-all-customers/" xlink:type="simple">http://aws.amazon.com/about-aws/whats-new/2014/03/26/amazon-workspaces-available-for-all-customers/</text:a></text:p>
          </table:table-cell>
          <table:table-cell table:number-columns-repeated="1016"/>
        </table:table-row>
        <table:table-row table:style-name="ro1" table:number-rows-repeated="1048510">
          <table:table-cell table:number-columns-repeated="1023"/>
        </table:table-row>
        <table:table-row table:style-name="ro6" table:number-rows-repeated="3">
          <table:table-cell table:number-columns-repeated="1023"/>
        </table:table-row>
        <table:table-row table:style-name="ro6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1:Sheet1.G6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Arial" fo:language="fi" fo:country="FI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4">00.00.0000</text:date>, <text:time style:data-style-name="N2" text:time-value="0000-00-00T17:03:46.34037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eri Paavolainen</meta:initial-creator>
    <meta:creation-date>2014-06-19T11:38:16.685021000</meta:creation-date>
    <dc:date>2014-06-24T17:04:13.164916000</dc:date>
    <dc:creator>Santeri Paavolainen</dc:creator>
    <meta:editing-duration>P4DT1H46M47S</meta:editing-duration>
    <meta:editing-cycles>36</meta:editing-cycles>
    <meta:generator>LibreOffice/4.1.6.2$MacOSX_x86 LibreOffice_project/40ff705089295be5be0aae9b15123f687c05b0a</meta:generator>
    <meta:document-statistic meta:table-count="1" meta:cell-count="434" meta:object-count="0"/>
  </office:meta>
</office:document-meta>
</file>